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Source Code Pro" svg:font-family="'Source Code Pr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loext:contextual-spacing="false" fo:line-height="100%" fo:text-align="center" style:justify-single-word="false"/>
    </style:style>
    <style:style style:name="P2" style:family="paragraph" style:parent-style-name="Standard">
      <style:paragraph-properties fo:margin-top="0in" fo:margin-bottom="0in" loext:contextual-spacing="false" fo:line-height="100%" fo:text-align="justify" style:justify-single-word="false"/>
    </style:style>
    <style:style style:name="P3" style:family="paragraph" style:parent-style-name="Standard">
      <style:paragraph-properties fo:margin-top="0in" fo:margin-bottom="0in" loext:contextual-spacing="false" fo:line-height="100%" fo:text-align="justify" style:justify-single-word="false"/>
      <style:text-properties fo:color="#000000" style:font-name="Times New Roman" fo:font-weight="bold" style:font-name-asian="Times New Roman1" style:font-weight-asian="bold" style:font-name-complex="Times New Roman1"/>
    </style:style>
    <style:style style:name="P4" style:family="paragraph" style:parent-style-name="Standard">
      <style:paragraph-properties fo:margin-top="0in" fo:margin-bottom="0in" loext:contextual-spacing="false" fo:line-height="100%" fo:text-align="justify" style:justify-single-word="false"/>
      <style:text-properties style:font-name="Times New Roman" style:font-name-asian="Times New Roman1" style:font-name-complex="Times New Roman1"/>
    </style:style>
    <style:style style:name="P5" style:family="paragraph" style:parent-style-name="Standard" style:master-page-name="First_20_Page">
      <style:paragraph-properties fo:margin-top="0in" fo:margin-bottom="0in" loext:contextual-spacing="false" fo:line-height="100%" style:page-number="auto"/>
    </style:style>
    <style:style style:name="P6" style:family="paragraph" style:parent-style-name="No_20_Spacing">
      <style:paragraph-properties fo:text-align="justify" style:justify-single-word="false"/>
    </style:style>
    <style:style style:name="P7" style:family="paragraph" style:parent-style-name="No_20_Spacing">
      <style:text-properties style:font-name="Times New Roman" style:font-name-complex="Times New Roman1"/>
    </style:style>
    <style:style style:name="P8" style:family="paragraph" style:parent-style-name="No_20_Spacing" style:list-style-name="WWNum2">
      <style:paragraph-properties fo:margin-left="0.1874in" fo:margin-right="0in" fo:text-align="justify" style:justify-single-word="false" fo:text-indent="-0.1874in" style:auto-text-indent="false"/>
    </style:style>
    <style:style style:name="P9" style:family="paragraph" style:parent-style-name="No_20_Spacing">
      <style:paragraph-properties fo:margin-left="0.1874in" fo:margin-right="0in" fo:text-indent="0in" style:auto-text-indent="false"/>
    </style:style>
    <style:style style:name="P10" style:family="paragraph" style:parent-style-name="No_20_Spacing">
      <style:paragraph-properties fo:margin-left="0.1874in" fo:margin-right="0in" fo:text-align="justify" style:justify-single-word="false" fo:text-indent="0in" style:auto-text-indent="false"/>
    </style:style>
    <style:style style:name="T1" style:family="text">
      <style:text-properties fo:color="#000000" style:font-name="Times New Roman" fo:font-weight="bold" style:font-name-asian="Times New Roman1" style:font-weight-asian="bold" style:font-name-complex="Times New Roman1"/>
    </style:style>
    <style:style style:name="T2" style:family="text">
      <style:text-properties fo:color="#000000" style:font-name="Times New Roman" style:font-name-asian="Times New Roman1" style:font-name-complex="Times New Roman1"/>
    </style:style>
    <style:style style:name="T3" style:family="text">
      <style:text-properties style:font-name="Times New Roman" style:font-name-complex="Times New Roman1"/>
    </style:style>
    <style:style style:name="T4" style:family="text">
      <style:text-properties style:font-name="Times New Roman" fo:font-weight="bold" style:font-weight-asian="bold" style:font-name-complex="Times New Roman1"/>
    </style:style>
    <style:style style:name="T5" style:family="text">
      <style:text-properties style:font-name="Times New Roman" fo:font-weight="bold" style:font-weight-asian="bold" style:font-name-complex="Times New Roman1" style:font-weight-complex="bold"/>
    </style:style>
    <style:style style:name="T6" style:family="text">
      <style:text-properties style:font-name="Source Code Pro" fo:font-size="10pt" style:font-size-asian="10pt" style:font-name-complex="Times New Roman1"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CSCI 360-1 <text:s text:c="53"/>Assignment 2 <text:s text:c="56"/>Fall 2017</text:span></text:p>
      <text:p text:style-name="P1"><text:span text:style-name="T1">56 points (2 points ea.)</text:span><text:bookmark text:name="_GoBack"/></text:p>
      <text:p text:style-name="P3"/>
      <text:p text:style-name="P2"><text:span text:style-name="T2">Please do not just use a calculator to complete this. You must show your work! <text:s/>You will be asked to do this on quizzes and exams too!</text:span></text:p>
      <text:p text:style-name="P2"><text:span text:style-name="T2"><text:line-break/>Put your name, CSCI 360-1, Fall 2017, and the due date on your paper. And, so that the TA does not struggle to read your work, please use lined paper, please write very carefully, and please line up the number columns very carefully. <text:s/>Also, please do not hand in paper ripped from a spiral notebook.</text:span></text:p>
      <text:p text:style-name="P4"/>
      <text:list xml:id="list2109744693" text:style-name="WWNum2">
        <text:list-item>
          <text:p text:style-name="P8"><text:span text:style-name="T3">Convert the following </text:span><text:span text:style-name="T4">binary</text:span><text:span text:style-name="T3"> numbers to their decimal representations: (8 points)</text:span></text:p>
        </text:list-item>
      </text:list>
      <text:p text:style-name="P6"><text:span text:style-name="T3"><text:line-break/> <text:s text:c="4"/>a. <text:s/></text:span><text:span text:style-name="T6">11</text:span></text:p>
      <text:p text:style-name="No_20_Spacing"><text:span text:style-name="T3"><text:s text:c="5"/>b. <text:s/></text:span><text:span text:style-name="T6">1101</text:span></text:p>
      <text:p text:style-name="No_20_Spacing"><text:span text:style-name="T3"><text:s text:c="5"/>c. <text:s/></text:span><text:span text:style-name="T6">111011</text:span></text:p>
      <text:p text:style-name="No_20_Spacing"><text:span text:style-name="T3"><text:s text:c="5"/>d. <text:s/></text:span><text:span text:style-name="T6">0101</text:span><text:span text:style-name="T3"><text:line-break/></text:span></text:p>
      <text:list xml:id="list195856765427665" text:continue-numbering="true" text:style-name="WWNum2">
        <text:list-item>
          <text:p text:style-name="P8"><text:span text:style-name="T3">Convert the following </text:span><text:span text:style-name="T4">hexadecimal</text:span><text:span text:style-name="T3"> numbers to their decimal representations: (8 points)</text:span></text:p>
        </text:list-item>
      </text:list>
      <text:p text:style-name="P10"><text:span text:style-name="T3"/></text:p>
      <text:p text:style-name="No_20_Spacing"><text:span text:style-name="T3"><text:s text:c="5"/>a. <text:s/></text:span><text:span text:style-name="T6">11</text:span></text:p>
      <text:p text:style-name="No_20_Spacing"><text:span text:style-name="T3"><text:s text:c="5"/>b. <text:s/></text:span><text:span text:style-name="T6">A1</text:span></text:p>
      <text:p text:style-name="No_20_Spacing"><text:span text:style-name="T3"><text:s text:c="5"/>c. <text:s/></text:span><text:span text:style-name="T6">CEF</text:span></text:p>
      <text:p text:style-name="No_20_Spacing"><text:span text:style-name="T3"><text:s text:c="5"/>d. <text:s/></text:span><text:span text:style-name="T6">BA9</text:span><text:span text:style-name="T3"><text:line-break/></text:span></text:p>
      <text:list xml:id="list195854913328996" text:continue-numbering="true" text:style-name="WWNum2">
        <text:list-item>
          <text:p text:style-name="P8"><text:span text:style-name="T3">Convert the following decimal numbers to both their hexadecimal </text:span><text:span text:style-name="T4">and</text:span><text:span text:style-name="T3"> binary representations: (8 points)</text:span></text:p>
        </text:list-item>
      </text:list>
      <text:p text:style-name="P10"><text:span text:style-name="T3"/></text:p>
      <text:p text:style-name="No_20_Spacing"><text:span text:style-name="T3"><text:s text:c="5"/>a. <text:s/></text:span><text:span text:style-name="T6">11</text:span></text:p>
      <text:p text:style-name="No_20_Spacing"><text:span text:style-name="T3"><text:s text:c="5"/>b. <text:s/></text:span><text:span text:style-name="T6">4000</text:span></text:p>
      <text:p text:style-name="No_20_Spacing"><text:span text:style-name="T3"><text:s text:c="5"/>c. <text:s/></text:span><text:span text:style-name="T6">42</text:span></text:p>
      <text:p text:style-name="No_20_Spacing"><text:span text:style-name="T3"><text:s text:c="5"/>d. <text:s/></text:span><text:span text:style-name="T6">4095</text:span><text:span text:style-name="T3"><text:line-break/></text:span></text:p>
      <text:list xml:id="list195855042769240" text:continue-numbering="true" text:style-name="WWNum2">
        <text:list-item>
          <text:p text:style-name="P8"><text:span text:style-name="T3">Do the following binary arithmetic giving the answer in binary: (8 points)</text:span></text:p>
        </text:list-item>
      </text:list>
      <text:p text:style-name="P10"><text:span text:style-name="T3"/></text:p>
      <text:p text:style-name="No_20_Spacing"><text:span text:style-name="T3"><text:s text:c="5"/>a. <text:s/></text:span><text:span text:style-name="T6">10110 + 01101</text:span></text:p>
      <text:p text:style-name="No_20_Spacing"><text:span text:style-name="T3"><text:s text:c="5"/>b. <text:s/></text:span><text:span text:style-name="T6">11001 + 00101</text:span></text:p>
      <text:p text:style-name="No_20_Spacing"><text:span text:style-name="T3"><text:s text:c="5"/>c. <text:s/></text:span><text:span text:style-name="T6">10110 - 01101</text:span></text:p>
      <text:p text:style-name="No_20_Spacing"><text:span text:style-name="T3"><text:s text:c="5"/>d. <text:s/></text:span><text:span text:style-name="T6">11111 - 01011</text:span></text:p>
      <text:p text:style-name="P7"/>
      <text:list xml:id="list195854802337225" text:continue-numbering="true" text:style-name="WWNum2">
        <text:list-item>
          <text:p text:style-name="P8"><text:span text:style-name="T3">Do the following hexadecimal arithmetic giving the answer in hexadecimal: (8 points)</text:span></text:p>
        </text:list-item>
      </text:list>
      <text:p text:style-name="P10"><text:span text:style-name="T3"/></text:p>
      <text:p text:style-name="No_20_Spacing"><text:span text:style-name="T3"><text:s text:c="5"/>a. <text:s/></text:span><text:span text:style-name="T6">82CD + 1982</text:span></text:p>
      <text:p text:style-name="No_20_Spacing"><text:span text:style-name="T3"><text:s text:c="5"/>b. <text:s/></text:span><text:span text:style-name="T6">E2C + A31</text:span></text:p>
      <text:p text:style-name="No_20_Spacing"><text:span text:style-name="T3"><text:s text:c="5"/>c. <text:s/></text:span><text:span text:style-name="T6">FB28 - 3254</text:span></text:p>
      <text:p text:style-name="No_20_Spacing"><text:span text:style-name="T3"><text:s text:c="5"/>d. <text:s/></text:span><text:span text:style-name="T6">E2C - A31</text:span><text:span text:style-name="T3"><text:line-break/></text:span></text:p>
      <text:list xml:id="list195856316359514" text:continue-numbering="true" text:style-name="WWNum2">
        <text:list-item>
          <text:p text:style-name="P8"><text:span text:style-name="T3">Do the following arithmetic as if these were </text:span><text:span text:style-name="T4">five-bit signed representations</text:span><text:span text:style-name="T3"> and indicate if overflow occurs and, if so, why. <text:s/>Note: <text:s/>Remember that you want to add. <text:s/>So, for signed subtraction, convert the subtrahend (the number being subtracted) to its 2's complement and add it. <text:s/>(4 points)</text:span></text:p>
        </text:list-item>
      </text:list>
      <text:p text:style-name="P10"><text:span text:style-name="T3"/></text:p>
      <text:p text:style-name="No_20_Spacing"><text:span text:style-name="T3"><text:s text:c="5"/>a. <text:s/></text:span><text:span text:style-name="T6">10110 + 01101</text:span></text:p>
      <text:p text:style-name="No_20_Spacing"><text:soft-page-break/><text:span text:style-name="T3"><text:s text:c="5"/>b. <text:s/></text:span><text:span text:style-name="T6">11001 + 00101</text:span></text:p>
      <text:p text:style-name="No_20_Spacing"><text:span text:style-name="T3"><text:s text:c="5"/>c. <text:s/></text:span><text:span text:style-name="T6">10110 - 01101</text:span></text:p>
      <text:p text:style-name="No_20_Spacing"><text:span text:style-name="T3"><text:s text:c="5"/>d. <text:s/></text:span><text:span text:style-name="T6">11111 - 01011</text:span><text:span text:style-name="T3"><text:line-break/></text:span></text:p>
      <text:list xml:id="list195856024193057" text:continue-numbering="true" text:style-name="WWNum2">
        <text:list-item>
          <text:p text:style-name="P8"><text:span text:style-name="T3">Assume that</text:span></text:p>
        </text:list-item>
      </text:list>
      <text:p text:style-name="P9"><text:span text:style-name="T3"/></text:p>
      <text:p text:style-name="P9"><text:span text:style-name="T3">Register </text:span><text:span text:style-name="T6">0</text:span><text:span text:style-name="T3"> contains </text:span><text:span text:style-name="T6">0007F144</text:span><text:span text:style-name="T3"><text:line-break/>Register </text:span><text:span text:style-name="T6">1</text:span><text:span text:style-name="T3"> contains </text:span><text:span text:style-name="T6">00000028</text:span><text:span text:style-name="T3"><text:line-break/>Register </text:span><text:span text:style-name="T6">7</text:span><text:span text:style-name="T3"> contains </text:span><text:span text:style-name="T6">EC088840</text:span></text:p>
      <text:p text:style-name="P10"><text:span text:style-name="T3"><text:line-break/>If they are valid, calculate the absolute </text:span><text:span text:style-name="T6">D(X,B)</text:span><text:span text:style-name="T3"> addresses for the representations below. <text:s/>If they are not valid, explain why. (4 points)</text:span></text:p>
      <text:p text:style-name="P10"><text:span text:style-name="T3"/></text:p>
      <text:p text:style-name="No_20_Spacing"><text:span text:style-name="T3"><text:s text:c="5"/>a. <text:s/></text:span><text:span text:style-name="T6">56(,1)</text:span></text:p>
      <text:p text:style-name="No_20_Spacing"><text:span text:style-name="T3"><text:s text:c="5"/>b. <text:s/></text:span><text:span text:style-name="T6">0(0,1,7)</text:span></text:p>
      <text:p text:style-name="No_20_Spacing"><text:span text:style-name="T3"><text:s text:c="5"/>c. <text:s/></text:span><text:span text:style-name="T6">6(7,0)</text:span></text:p>
      <text:p text:style-name="No_20_Spacing"><text:span text:style-name="T3"><text:s text:c="5"/>d. <text:s/></text:span><text:span text:style-name="T6">11(1,7)</text:span></text:p>
      <text:p text:style-name="No_20_Spacing"/>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Source Code Pro" svg:font-family="'Source Code Pr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text-properties style:font-name="Times New Roman" fo:font-weight="bold" style:font-weight-asian="bold" style:font-name-complex="Times New Roman1"/>
    </style:style>
    <style:style style:name="MT2" style:family="text">
      <style:text-properties style:font-name="Times New Roman" fo:font-weight="bold" style:font-weight-asian="bold" style:font-name-complex="Times New Roman1" style:font-weight-complex="bold"/>
    </style:style>
    <style:page-layout style:name="Mpm1">
      <style:page-layout-properties fo:page-width="8.5in" fo:page-height="11in" style:num-format="1" style:print-orientation="portrait" fo:margin-top="0.5in" fo:margin-bottom="0.9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5in" fo:page-height="11in" style:num-format="1" style:print-orientation="portrait" fo:margin-top="1in" fo:margin-bottom="0.9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CSCI 360-1<text:tab/>Assignment 2<text:tab/>Page </text:span><text:span text:style-name="MT2"><text:page-number style:num-format="1" text:select-page="current">2</text:page-number></text:span><text:span text:style-name="MT1"> of </text:span><text:span text:style-name="MT2"><text:page-count style:num-format="1">2</text:page-count></text:span></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offrey Decker</meta:initial-creator>
    <meta:editing-cycles>4</meta:editing-cycles>
    <meta:creation-date>2017-09-04T19:21:00</meta:creation-date>
    <dc:date>2017-09-04T19:58:54.531625841</dc:date>
    <meta:editing-duration>PT7M36S</meta:editing-duration>
    <meta:generator>LibreOffice/5.3.6.1$Linux_X86_64 LibreOffice_project/30m0$Build-1</meta:generator>
    <meta:print-date>2017-09-04T19:58:20.993160397</meta:print-date>
    <meta:document-statistic meta:table-count="0" meta:image-count="0" meta:object-count="0" meta:page-count="2" meta:paragraph-count="42" meta:word-count="331" meta:character-count="2070" meta:non-whitespace-character-count="149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